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4.6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71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2.989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adc5e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style:vertical-align="middle" fo:background-color="#adc5e7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ce82a" officeooo:paragraph-rsid="001ce82a"/>
    </style:style>
    <style:style style:name="P2" style:family="paragraph" style:parent-style-name="Standard">
      <style:text-properties officeooo:rsid="001e5c7f" officeooo:paragraph-rsid="001e5c7f"/>
    </style:style>
    <style:style style:name="P3" style:family="paragraph" style:parent-style-name="Standard">
      <style:text-properties officeooo:rsid="001f9278" officeooo:paragraph-rsid="001f9278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2054" officeooo:paragraph-rsid="002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2054" officeooo:paragraph-rsid="002020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963e" officeooo:paragraph-rsid="002396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3963e" officeooo:paragraph-rsid="0023c0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 style:list-style-name="L1">
      <style:text-properties officeooo:rsid="001e5c7f" officeooo:paragraph-rsid="001e5c7f"/>
    </style:style>
    <style:style style:name="P10" style:family="paragraph" style:parent-style-name="Standard">
      <style:text-properties fo:font-weight="normal" officeooo:rsid="001f9278" officeooo:paragraph-rsid="001f9278" style:font-weight-asian="normal" style:font-weight-complex="normal"/>
    </style:style>
    <style:style style:name="P11" style:family="paragraph" style:parent-style-name="Standard">
      <style:text-properties fo:font-weight="normal" officeooo:rsid="00202054" officeooo:paragraph-rsid="001f9278" style:font-weight-asian="normal" style:font-weight-complex="normal"/>
    </style:style>
    <style:style style:name="P12" style:family="paragraph" style:parent-style-name="Standard">
      <style:text-properties fo:font-weight="normal" officeooo:rsid="002bf25d" officeooo:paragraph-rsid="002bf25d" style:font-weight-asian="normal" style:font-weight-complex="normal"/>
    </style:style>
    <style:style style:name="P13" style:family="paragraph" style:parent-style-name="Standard">
      <style:text-properties fo:font-weight="normal" officeooo:rsid="002d3d16" officeooo:paragraph-rsid="002d3d16" style:font-weight-asian="normal" style:font-weight-complex="normal"/>
    </style:style>
    <style:style style:name="P14" style:family="paragraph" style:parent-style-name="Standard">
      <style:text-properties fo:font-weight="bold" officeooo:rsid="002d3d16" officeooo:paragraph-rsid="002d3d16" style:font-weight-asian="bold" style:font-weight-complex="bold"/>
    </style:style>
    <style:style style:name="P15" style:family="paragraph" style:parent-style-name="Standard">
      <style:text-properties fo:font-weight="bold" officeooo:rsid="002d4b8b" officeooo:paragraph-rsid="002d4b8b" style:font-weight-asian="bold" style:font-weight-complex="bold"/>
    </style:style>
    <style:style style:name="P16" style:family="paragraph" style:parent-style-name="Standard">
      <style:text-properties fo:font-weight="bold" officeooo:rsid="002f33a6" officeooo:paragraph-rsid="002f33a6" style:font-weight-asian="bold" style:font-weight-complex="bold"/>
    </style:style>
    <style:style style:name="P17" style:family="paragraph" style:parent-style-name="Standard" style:list-style-name="L8">
      <style:text-properties style:font-name="Liberation Serif" fo:font-weight="bold" officeooo:rsid="0034a7fd" officeooo:paragraph-rsid="0034a7fd" style:font-weight-asian="bold" style:font-weight-complex="bold"/>
    </style:style>
    <style:style style:name="P18" style:family="paragraph" style:parent-style-name="Standard">
      <style:text-properties style:font-name="Liberation Serif" fo:font-weight="bold" officeooo:rsid="0034a7fd" officeooo:paragraph-rsid="0034a7fd" style:font-weight-asian="bold" style:font-weight-complex="bold"/>
    </style:style>
    <style:style style:name="P19" style:family="paragraph" style:parent-style-name="Standard" style:list-style-name="L9">
      <style:text-properties style:font-name="Liberation Serif" fo:font-weight="bold" officeooo:rsid="00353a9b" officeooo:paragraph-rsid="00353a9b" style:font-weight-asian="bold" style:font-weight-complex="bold"/>
    </style:style>
    <style:style style:name="P20" style:family="paragraph" style:parent-style-name="Standard">
      <style:text-properties style:font-name="Liberation Serif" fo:font-weight="bold" officeooo:rsid="00364bfe" officeooo:paragraph-rsid="00364bfe" style:font-weight-asian="bold" style:font-weight-complex="bol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2f33a6" officeooo:paragraph-rsid="002f33a6" style:font-weight-asian="bold" style:font-weight-complex="bold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2ffb15" officeooo:paragraph-rsid="002ffb15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ourier New" fo:font-weight="bold" officeooo:rsid="002f33a6" officeooo:paragraph-rsid="002f33a6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2ffb15" officeooo:paragraph-rsid="002ffb15" style:font-weight-asian="bold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34127e" officeooo:paragraph-rsid="0034127e" style:font-weight-asian="bold" style:font-weight-complex="bold"/>
    </style:style>
    <style:style style:name="P26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6afd" officeooo:paragraph-rsid="00226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02f" officeooo:paragraph-rsid="0023c0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02f" officeooo:paragraph-rsid="00239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743" officeooo:paragraph-rsid="002587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63e" officeooo:paragraph-rsid="00239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fbe4" officeooo:paragraph-rsid="0025f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af84" officeooo:paragraph-rsid="0026af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266f" officeooo:paragraph-rsid="002a26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2fb" officeooo:paragraph-rsid="0031e2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26afd" officeooo:paragraph-rsid="00226a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6af84" officeooo:paragraph-rsid="0026af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202054" officeooo:paragraph-rsid="002020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213f79" officeooo:paragraph-rsid="00213f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4">
      <style:paragraph-properties fo:text-align="start" style:justify-single-word="false"/>
      <style:text-properties style:text-underline-style="solid" style:text-underline-width="auto" style:text-underline-color="font-color" officeooo:rsid="0023c02f" officeooo:paragraph-rsid="0023c0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0066b3"/>
    </style:style>
    <style:style style:name="T9" style:family="text">
      <style:text-properties fo:color="#ed1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CPC 00 – Esrtutura Conceitual:</text:p>
      <text:list xml:id="list3797264194" text:style-name="L1">
        <text:list-item>
          <text:p text:style-name="P9">não é uma norma propriamente dita;</text:p>
        </text:list-item>
        <text:list-item>
          <text:p text:style-name="P9">não define normas ou procedimentos para qualquer questão particular sobre aspectos de mensuração ou divulgação;</text:p>
        </text:list-item>
        <text:list-item>
          <text:p text:style-name="P9">em caso de conflito, as exigências da norma, da interpretação ou do comunicado técnico específicos devem prevalecer sobre a Estrutura Conceitual.</text:p>
        </text:list-item>
      </text:list>
      <text:p text:style-name="P2"/>
      <text:p text:style-name="P3">As <text:span text:style-name="T1">demonstrações contábeis</text:span><text:span text:style-name="T2"> elaboradas dentro do que prescreve a Estrutura Conceitual objetivam fornecer informações que sejam úteis na tomada de decisões econômicas e avaliações por parte dos </text:span><text:span text:style-name="T1">usuários em geral</text:span><text:span text:style-name="T2">, não tendo o propósito de atender finalidade ou necessidade específica de determinados grupos de usuários.</text:span></text:p>
      <text:p text:style-name="P10"/>
      <text:p text:style-name="P3"><text:span text:style-name="T2">As demonstrações </text:span><text:span text:style-name="T1">não</text:span><text:span text:style-name="T2"> atendem e </text:span><text:span text:style-name="T1">não</text:span><text:span text:style-name="T2"> podem atender a todas as informações de que investidores, credores por empréstimo e outros credores, existentes e em potencial, necessitam. Esses usuários precisam considerar informação pertinente de outras fontes, como, por exemplo, condições econômicas gerais e expectativas, eventos políticos e clima político, e perspectivas e panorama para a indúsria e para a entidade.</text:span></text:p>
      <text:p text:style-name="P10"/>
      <text:p text:style-name="P3"><text:span text:style-name="T2">As demonstrações financeiras </text:span><text:span text:style-name="T1">não</text:span><text:span text:style-name="T2"> são elaboradas para se chegar ao valor da entidade que reporta a informação; a rigor, fornecem informação para auxiliar investidores, credores por empréstimo e outros credores, existentes e em potencial, a estimarem o valor da entidade que reporta a informação.</text:span></text:p>
      <text:p text:style-name="P1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6">Características Qualitativas</text:p>
          </table:table-cell>
          <table:table-cell table:style-name="Table1.A1" office:value-type="string">
            <text:p text:style-name="P5">Fundamentais</text:p>
          </table:table-cell>
          <table:table-cell table:style-name="Table1.C1" office:value-type="string">
            <text:p text:style-name="P4"><text:span text:style-name="T1">Relevância</text:span>:</text:p>
            <text:list xml:id="list1690097867" text:style-name="L2">
              <text:list-item>
                <text:p text:style-name="P26">capaz de fazer a diferença nas decisões que possam ser tomadas pelos usuários;</text:p>
              </text:list-item>
              <text:list-item>
                <text:p text:style-name="P26">informação com valor <text:span text:style-name="T1">preditivo</text:span>, <text:span text:style-name="T1">confirmatório</text:span> ou ambos;</text:p>
                <text:list>
                  <text:list-item>
                    <text:p text:style-name="P38">preditivo<text:span text:style-name="T3"> → se pode ser usada como dado de entrada em processos empregados pelos usuários para predizer futuros resultados;</text:span></text:p>
                  </text:list-item>
                  <text:list-item>
                    <text:p text:style-name="P38">confirmatório<text:span text:style-name="T3"> → se retroalimentar avaliações prévias (confirmá-las ou alterá-las);</text:span></text:p>
                  </text:list-item>
                </text:list>
              </text:list-item>
              <text:list-item>
                <text:p text:style-name="P39"><text:span text:style-name="T3">a </text:span><text:span text:style-name="T4">materialidade</text:span><text:span text:style-name="T3"> é um aspecto da relevância → se a sua omissão ou sua divulgação distorcida puder influenciar decisões.</text:span></text:p>
              </text:list-item>
            </text:list>
            <text:p text:style-name="P4"/>
            <text:p text:style-name="P4"><text:span text:style-name="T1">Representação fidedigna</text:span>:</text:p>
            <text:list xml:id="list1484849636" text:style-name="L3">
              <text:list-item>
                <text:p text:style-name="P27">a realidade retratada precisa de 3 atributos para ser fidedigna:</text:p>
                <text:list>
                  <text:list-item>
                    <text:p text:style-name="P36">completa<text:span text:style-name="T2"> → incluir toda a informação necessária;</text:span></text:p>
                  </text:list-item>
                  <text:list-item>
                    <text:p text:style-name="P36">neutra<text:span text:style-name="T2"> →desprovido de viés na seleção ou na apresentação da informação contábil-financeira;</text:span></text:p>
                  </text:list-item>
                  <text:list-item>
                    <text:p text:style-name="P36">livre de erro<text:span text:style-name="T2"> → não há erros ou omissões no fenômeno retratado, e que o processo usado para produzir a informação reportada foi selecionado e aplicado livre de erros.</text:span>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Table1.B2" office:value-type="string">
            <text:p text:style-name="P5">De Melhoria</text:p>
          </table:table-cell>
          <table:table-cell table:style-name="Table1.C2" office:value-type="string">
            <text:p text:style-name="P8">Comparabilidade<text:span text:style-name="T2">:</text:span></text:p>
            <text:list xml:id="list1507868206" text:style-name="L4">
              <text:list-item>
                <text:p text:style-name="P28">permite que usuários identifiquem e compreendam <text:span text:style-name="T1">similaridades</text:span> dos itens e <text:span text:style-name="T1">diferenças</text:span> entre eles. Requer no mínimo dois itens;</text:p>
              </text:list-item>
              <text:list-item>
                <text:p text:style-name="P40"><text:span text:style-name="T6">consistência</text:span><text:span text:style-name="T5"> auxilia a alcançar a comparabilidade → uso dos mesmos métodos para os mesmos itens, tanto de um período para outro considerando a mesma entidade que reporta a informação;</text:span></text:p>
              </text:list-item>
              <text:list-item>
                <text:p text:style-name="P28">a discricionariedade na escolha de métodos contábeis alternativos para o mesmo fenômeno diminui a comparabilidade.</text:p>
              </text:list-item>
            </text:list>
            <text:p text:style-name="P29"/>
            <text:p text:style-name="P7">Verificabilidade<text:span text:style-name="T2">:</text:span></text:p>
            <text:list xml:id="list2316574227" text:style-name="L5">
              <text:list-item>
                <text:p text:style-name="P30">diferentes observadores, cônscios e independentes, podem chegar a um consenso, embora não cheguem necessariamente a um completo acordo;</text:p>
              </text:list-item>
              <text:list-item>
                <text:p text:style-name="P34">ajuda a assegurar aos usuários que a informação representa <text:span text:style-name="T1">fidedignamente</text:span> o fenômeno econômico que se propõe a representar;</text:p>
              </text:list-item>
              <text:list-item>
                <text:p text:style-name="P30">pode ser direta ou indireta.</text:p>
              </text:list-item>
            </text:list>
            <text:p text:style-name="P31"/>
            <text:p text:style-name="P7">Tempestividade<text:span text:style-name="T2">:</text:span></text:p>
            <text:list xml:id="list1185713255" text:style-name="L6">
              <text:list-item>
                <text:p text:style-name="P32">ter <text:span text:style-name="T1">informação disponível</text:span> para tomadores de decisão <text:span text:style-name="T1">a tempo</text:span> de poder influenciá-los em suas decisões.</text:p>
              </text:list-item>
            </text:list>
            <text:p text:style-name="P31"/>
            <text:p text:style-name="P7">Compreensibilidade<text:span text:style-name="T2">:</text:span></text:p>
            <text:list xml:id="list4113300069" text:style-name="L7">
              <text:list-item>
                <text:p text:style-name="P33">caracterizar e apresentar a informação com <text:span text:style-name="T1">clareza e concisão</text:span> torna-a compreensível;</text:p>
              </text:list-item>
              <text:list-item>
                <text:p text:style-name="P37"><text:span text:style-name="T2">certos fenômenos são inerentemente complexos e não podem ser facilmente compreendidos. A exclusão de informações sobre esses fenômenos dos relatórios contábil-financeiros pode tornar a informação mais facilmente compreendida, contudo referidos relatórios seriam considerados incompletos e potencialmente distorcidos (</text:span><text:span text:style-name="T7">misleading</text:span><text:span text:style-name="T2">).</text:span></text:p>
              </text:list-item>
            </text:list>
          </table:table-cell>
        </table:table-row>
      </table:table>
      <text:p text:style-name="P11"/>
      <text:p text:style-name="P12">Elementos da <text:span text:style-name="T1">posição financeira</text:span> → A, P e PL.</text:p>
      <text:p text:style-name="P12">Elementos de <text:span text:style-name="T1">mensuração do desempenho → </text:span>Receitas e Despesas.</text:p>
      <text:p text:style-name="P12"/>
      <text:p text:style-name="P13"><text:span text:style-name="T1">Ativo</text:span> → controlado pela entidade + resultado de eventos passados + futuro benefício</text:p>
      <text:p text:style-name="P13"><text:span text:style-name="T1">Passivo</text:span> → obrigação atual + resultado de eventos passados + liquidação se espera que resulte em saída de recursos capazes de gerar benefícios econômicos</text:p>
      <text:p text:style-name="P14"/>
      <text:p text:style-name="P14"><text:soft-page-break/>Receitas<text:span text:style-name="T2"> → aumentos nos benefícios econômicos durante o período contábil, sob a forma da entrada de recursos ou do aumento de ativos ou diminuição de passivos, que resultam em aumentos do PL, e que não estejam relacionados com a contribuição dos detentores dos instrumentos patrimoniais.</text:span></text:p>
      <text:p text:style-name="P14"><text:span text:style-name="T2"/></text:p>
      <text:p text:style-name="P15">Despesas<text:span text:style-name="T2"> → decréscimos nos benefícios econômicos durante o período contábil, sob a forma da saída de recursos ou da redução de ativos ou assunção de passivos, que resultam em decréscimo do PL, e que não estejam relacionados com distribuições aos detentores dos instrumentos patrimoniais.</text:span></text:p>
      <text:p text:style-name="P15"><text:span text:style-name="T2"/></text:p>
      <text:p text:style-name="P16">Reconhecimento<text:span text:style-name="T2"> </text:span>dos elementos nas demonstrações contábeis<text:span text:style-name="T2">:</text:span></text:p>
      <text:p text:style-name="P21"><text:span text:style-name="T2">Reconhecimento é o processo que consiste na incorporação ao BP ou à DRE de item que se enquadre na definição de elemento e que satisfaça os critérios de reconhecimento mencionados na Estrutura Conceitual. Envolve a descrição do item, a mensuração do seu montante monetário e a sua inclusão no BP ou na DRE. Os itens que satisfazem os critérios de reconhecimento devem ser reconhecidos no BP ou na DRE. A falta de reconhecimento de tais itens </text:span>não é corrigida pela divulgação das práticas contábeis adotadas nem tampouco pelas NE’s ou material elucidativo<text:span text:style-name="T2">.</text:span></text:p>
      <text:p text:style-name="P21"><text:span text:style-name="T2"/></text:p>
      <text:p text:style-name="P21"><text:span text:style-name="T2">Um item que se enquadre na definição de um elemento deve ser reconhecido se:</text:span></text:p>
      <text:p text:style-name="P21"><text:span text:style-name="T2">(a) for </text:span>provável<text:span text:style-name="T2"> que algum benefício econômico futuro associado ao item flua para a entidade ou flua da entidade; e</text:span></text:p>
      <text:p text:style-name="P21"><text:span text:style-name="T2">(b) o item tiver custo ou valor que </text:span>possa ser mensurado com confiabilidade<text:span text:style-name="T2">.</text:span></text:p>
      <text:p text:style-name="P23"><text:span text:style-name="T2"/></text:p>
      <text:p text:style-name="P24">Mensuração dos elementos das demonstrações contábeis<text:span text:style-name="T2">:</text:span></text:p>
      <text:p text:style-name="P22"><text:span text:style-name="T2">Mensuração é o processo que consiste em </text:span>determinar os montantes monetários<text:span text:style-name="T2"> por meio dos quais os elementos das demonstrações contábeis devem ser </text:span>reconhecidos e apresentados no BP e na DRE<text:span text:style-name="T2">. Esse processo envolve a </text:span>seleção da base específica de mensuração<text:span text:style-name="T2">.</text:span></text:p>
      <text:p text:style-name="P22"><text:span text:style-name="T2"/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5">Base</text:p>
          </table:table-cell>
          <table:table-cell table:style-name="Table2.A1" office:value-type="string">
            <text:p text:style-name="P35">Ativo</text:p>
          </table:table-cell>
          <table:table-cell table:style-name="Table2.C1" office:value-type="string">
            <text:p text:style-name="P35">Passivo</text:p>
          </table:table-cell>
        </table:table-row>
        <table:table-row>
          <table:table-cell table:style-name="Table2.A2" office:value-type="string">
            <text:p text:style-name="P35">Custo histórico</text:p>
          </table:table-cell>
          <table:table-cell table:style-name="Table2.B2" office:value-type="string">
            <text:p text:style-name="P35">Montantes pagos; <text:span text:style-name="T1">data da aquisição</text:span></text:p>
          </table:table-cell>
          <table:table-cell table:style-name="Table2.C2" office:value-type="string">
            <text:p text:style-name="P35">Montantes recebidos; montantes <text:span text:style-name="T1">serão</text:span> necessários para liquidar</text:p>
          </table:table-cell>
        </table:table-row>
        <table:table-row>
          <table:table-cell table:style-name="Table2.A2" office:value-type="string">
            <text:p text:style-name="P35">Custo corrente</text:p>
          </table:table-cell>
          <table:table-cell table:style-name="Table2.B2" office:value-type="string">
            <text:p text:style-name="P35">Montantes <text:span text:style-name="T1">teriam</text:span> de ser pagos; <text:span text:style-name="T1">data do balanço</text:span></text:p>
          </table:table-cell>
          <table:table-cell table:style-name="Table2.C2" office:value-type="string">
            <text:p text:style-name="P35">Montantes <text:span text:style-name="T1">seriam</text:span> necessários</text:p>
          </table:table-cell>
        </table:table-row>
        <table:table-row>
          <table:table-cell table:style-name="Table2.A2" office:value-type="string">
            <text:p text:style-name="P35">Valor realizável</text:p>
          </table:table-cell>
          <table:table-cell table:style-name="Table2.B2" office:value-type="string">
            <text:p text:style-name="P35">Venda em forma ordenada</text:p>
          </table:table-cell>
          <table:table-cell table:style-name="Table2.C2" office:value-type="string">
            <text:p text:style-name="P35">Montante <text:span text:style-name="T1">de liquidação</text:span></text:p>
          </table:table-cell>
        </table:table-row>
        <table:table-row>
          <table:table-cell table:style-name="Table2.A2" office:value-type="string">
            <text:p text:style-name="P35">Valor presente</text:p>
          </table:table-cell>
          <table:table-cell table:style-name="Table2.B2" office:value-type="string">
            <text:p text:style-name="P35">Descontado</text:p>
          </table:table-cell>
          <table:table-cell table:style-name="Table2.C2" office:value-type="string">
            <text:p text:style-name="P35">Descontado</text:p>
          </table:table-cell>
        </table:table-row>
        <table:table-row>
          <table:table-cell table:style-name="Table2.A2" office:value-type="string">
            <text:p text:style-name="P35">Valor justo</text:p>
          </table:table-cell>
          <table:table-cell table:style-name="Table2.B2" office:value-type="string">
            <text:p text:style-name="P35">Pode ser trocado em <text:span text:style-name="T1">transação sem favorecimentos</text:span></text:p>
          </table:table-cell>
          <table:table-cell table:style-name="Table2.C2" office:value-type="string">
            <text:p text:style-name="P35">Pode ser liquidado em <text:span text:style-name="T1">transação sem favorecimentos</text:span></text:p>
          </table:table-cell>
        </table:table-row>
      </table:table>
      <text:p text:style-name="P24"/>
      <text:p text:style-name="P24"><text:soft-page-break/></text:p>
      <text:p text:style-name="P25">Capital financeiro<text:span text:style-name="T2"> (ou monetário) → ativo líquido ou PL.</text:span></text:p>
      <text:p text:style-name="P25">Capital físico<text:span text:style-name="T2"> → capacidade produtiva da entidade.</text:span></text:p>
      <text:p text:style-name="P25"><text:span text:style-name="T2"/></text:p>
      <text:p text:style-name="P25"><text:span text:style-name="T2">O conceito de </text:span>capital financeiro<text:span text:style-name="T2"> deve ser adotado se os usuários das demonstrações contábeis estiverem primariamente interessados na </text:span>manutenção do capital nominal investido ou no poder de compra do capital investido<text:span text:style-name="T2">. Se, contudo, a principal preocupação dos usuários for com a </text:span>capacidade operacional da entidade<text:span text:style-name="T2">, o conceito de </text:span>capital físico<text:span text:style-name="T2"> deve ser adotado.</text:span></text:p>
      <text:p text:style-name="P25"><text:span text:style-name="T2"/></text:p>
      <text:p text:style-name="P25"><text:span text:style-name="T8">Manutenção do capital financeiro</text:span><text:span text:style-name="T2">: o lucro é considerado auferido somente se o </text:span>montante financeiro (R$) dos ativos líquidos no fim do período exceder o seu montante financeiro (R$) no começo do período<text:span text:style-name="T2">, depois de excluídas quaisquer distribuições aos proprietários e seus aportes de capital durante o período. A manutenção do capital financeiro pode ser medida em qualquer unidade monetária nominal ou em unidades de poder aquisitivo constante.</text:span></text:p>
      <text:list xml:id="list1701638445" text:style-name="L9">
        <text:list-item>
          <text:p text:style-name="P19">Atenção!<text:span text:style-name="T2"> A mensuração do capital financeiro </text:span>não<text:span text:style-name="T2"> requer o uso de uma base específica de mensuração – a escolha da base depende do tipo de capital financeiro que a entidade está procurando manter.</text:span></text:p>
        </text:list-item>
      </text:list>
      <text:p text:style-name="P25"><text:span text:style-name="T2"/></text:p>
      <text:p text:style-name="P25"><text:span text:style-name="T9">Manutenção do capital físico</text:span><text:span text:style-name="T2">: o lucro é considerado auferido somente se a </text:span>capacidade física produtiva (ou capacidade operacional) da entidade <text:span text:style-name="T2">(ou os recursos ou fundos necessários para atingir essa capacidade)</text:span> no fim do período exceder a capacidade física produtiva no início do período<text:span text:style-name="T2">, depois de excluídas quaisquer distribuições aos proprietários e seus aportes de capital durante o período.</text:span></text:p>
      <text:list xml:id="list56188769" text:style-name="L8">
        <text:list-item>
          <text:p text:style-name="P17">Atenção!<text:span text:style-name="T2"> A mensuração do capital físico </text:span>requer<text:span text:style-name="T2"> a adoção do </text:span><text:span text:style-name="T9">custo corrente</text:span><text:span text:style-name="T2"> como base de mensuração!</text:span></text:p>
        </text:list-item>
      </text:list>
      <text:p text:style-name="P18"><text:span text:style-name="T2"/></text:p>
      <text:p text:style-name="P20"><text:span text:style-name="T2">Se a questão se refere à Estrutura Conceitual → a característica da Prudência </text:span>não<text:span text:style-name="T2"> deve ser considerada como aspecto da Representação Fidedigna, por ser inconsistente com a Neutralidade.</text:span></text:p>
      <text:p text:style-name="P20"><text:span text:style-name="T2">Se a questão se refere aos Princípios de Contabilidade → o Princípio da Prudência é perfeitamente vál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ce82a" officeooo:paragraph-rsid="001ce82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Estrutura conceitual para elaboração e divulgação de relatório contábil-financeiro aprovado pelo C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1:06:54.823000000</meta:creation-date>
    <dc:date>2018-03-31T09:18:59.643000000</dc:date>
    <meta:editing-duration>PT1H10M44S</meta:editing-duration>
    <meta:editing-cycles>21</meta:editing-cycles>
    <meta:generator>LibreOffice/6.0.1.1$Windows_X86_64 LibreOffice_project/60bfb1526849283ce2491346ed2aa51c465abfe6</meta:generator>
    <meta:document-statistic meta:table-count="2" meta:image-count="0" meta:object-count="0" meta:page-count="4" meta:paragraph-count="75" meta:word-count="1217" meta:character-count="8074" meta:non-whitespace-character-count="6952"/>
  </office:meta>
</office:document-meta>
</file>